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Značkapozn.podčarou" style:family="text">
      <style:text-properties fo:font-weight="normal" style:font-weight-asian="normal" style:font-weight-complex="bold"/>
    </style:style>
    <style:style style:name="P19" style:parent-style-name="podpis" style:family="paragraph">
      <style:paragraph-properties fo:margin-top="0.3333in"/>
    </style:style>
    <style:style style:name="T20" style:parent-style-name="instrukce" style:family="text">
      <style:text-properties style:use-window-font-color="true"/>
    </style:style>
    <style:style style:name="T21" style:parent-style-name="instrukce" style:family="text">
      <style:text-properties style:use-window-font-color="true"/>
    </style:style>
    <style:style style:name="T22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10/2024</text:p>
            <text:p text:style-name="Normální">KVOP-9974/2024</text:p>
            <text:p text:style-name="Normální">11. 03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J. P.</text:p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vyřízení žádosti o informace</text:h>
      <text:h text:style-name="Nadpis1" text:outline-level="1">podle zákona č. 106/1999 Sb., o svobodném přístupu k informacím</text:h>
      <text:p text:style-name="Základnítext">Vážený pane P.,</text:p>
      <text:p text:style-name="Základnítext">dne 6. 3. 2024 obdržela Kancelář veřejného ochránce práv Vaši žádost o informace. Žádáte o stanoviska veřejného ochránce práv za uplynulých 10 let vztahujících se k Věznici Ostrov. Taktéž žádáte o zaslání kopie uvedeného do datové schránky Krajského státního zastupitelství v Plzni, a to pod č. j. 1 KVO 2004/2024-9.</text:p>
      <text:p text:style-name="Základnítext"><text:span text:style-name="Silné">Od roku 2014 vydal veřejný ochránce práv 2 závěrečná sta</text:span><text:span text:style-name="Silné">noviska dle § 19 zákona o veřejném ochránci práv</text:span><text:span text:style-name="Značkapozn.podčarou"><text:note text:note-class="footnote" text:id="_ftn0"><text:note-citation>1</text:note-citation><text:note-body><text:p text:style-name="Textpozn.podčarou"><text:s/>Zákon č. 349/1999 Sb., o veřejném ochránci práv.</text:p></text:note-body></text:note></text:span><text:span text:style-name="Silné"><text:s/>směřující proti Věznici Ostrov. Tato zasíláme v příloze.<text:s/></text:span></text:p>
      <text:p text:style-name="Normální"><text:span text:style-name="Silné">Dalším subjektům můžete zaslat poskytnuté informace dle svého uvážení, zasíláme je pouze Vám (a<text:s/></text:span><text:span text:style-name="Silné">to hned 2x). Podotýkám, že úřední korespondence odsouzeného, který nemá žádné peněžní prostředky, se odesílá na náklady věznice.</text:span><text:span text:style-name="T18"><text:note text:note-class="footnote" text:id="_ftn1"><text:note-citation>2</text:note-citation><text:note-body><text:p text:style-name="Textpozn.podčarou"><text:s/>Ustanovení § 17 odst. 5 zákona č. 169/1999 Sb., o výkonu trestu odnětí svobody a o změně některých souvisejících zákonů.</text:p></text:note-body></text:note></text:span></text:p>
      <text:p text:style-name="Základnítext">S pozdravem</text:p>
      <text:p text:style-name="P19">JUDr. Pavel Pořízek, Ph.D.</text:p>
      <text:p text:style-name="podpis">vedoucí Kanceláře veřejného ochránce práv</text:p>
      <text:p text:style-name="Příloha"/>
      <text:p text:style-name="Příloha">Přílohy</text:p>
      <text:p text:style-name="Normální"><text:span text:style-name="T20">2x Závěrečné stanovisko veřejného ochránce práv ze dne 11. 10. 2016, sp. zn. 5445/2015/VOP/JM</text:span></text:p>
      <text:p text:style-name="Normální"><text:span text:style-name="T21">2x Závěrečné stanovisko veřejného ochránce práv ze dne 7. 12. 2021, sp. zn.</text:span><text:span text:style-name="T22"><text:s/>3882/2021/VOP/JM</text:span>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A7UO*</text:span></text:p>
        <text:p text:style-name="P12"><text:span text:style-name="T13">KVOPX00EA7UO</text:span>KVOPX00EA7UO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3-13T08:51:00Z</meta:creation-date>
    <dc:date>2024-03-13T09:57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78" meta:character-count="1229" meta:row-count="8" meta:non-whitespace-character-count="1053"/>
  </office:meta>
</office:document-meta>
</file>